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anifiesto del Laboratorio de Software Libre</text:h>
      <text:h text:style-name="Heading_20_2" text:outline-level="2">Área Transdepartamental de Artes Multimediales de la Universidad Nacional del Arte</text:h>
      <text:p text:style-name="First_20_paragraph">El uso de Software Libre permite autonomía tecnológica, estandarización e integración, seguridad, independencia, democratización de la información y ahorro de recursos.</text:p>
      <text:p text:style-name="Text_20_body">Creemos que el uso de herramientas propietarias contribuye a lograr una fuerte dependencia en las mismas. En contrapartida, mediante las herramientas libres, se le brinda al usuario la posibilidad de conocer la implementación de las mismas y los fundamentos tecnológicos en los que éstas se basan. El Software Libre permite el uso irrestricto, el análisis y la reutilización de los programas impulsando así fuertemente el intercambio de conocimientos y la colaboración.</text:p>
      <text:p text:style-name="Text_20_body">En el espíritu de forjar condiciones favorables a nuestra comunidad académica en aras de conseguir una óptima inclusión digital, favorecer la independencia digital y fortalecer la adopción y la creación de software libre es menester fijar las bases de nuestro accionar en el Software libre y el modelo cultural que promueve.</text:p>
      <text:p text:style-name="Text_20_body">Creemos que éste es el presupuesto fundamental para enmarcar el avance y devenir tecnológico dentro de los modelos y circuitos libres, que son los únicos que nuestra comunidad académica debe promulgar en virtud del acervo cultural que constituyen y las facilidades que representan.</text:p>
      <text:h text:style-name="Heading_20_1" text:outline-level="1">Objetivos</text:h>
      <text:list text:style-name="L1">
        <text:list-item>
          <text:p text:style-name="P1">Difundir y estrechar el vínculo entre las nuevas tecnologías (estudio, uso y creación) y nuestra comunidad educativa.</text:p>
        </text:list-item>
        <text:list-item>
          <text:p text:style-name="P1">Crear un punto de encuentro para promover los estándares libres entre la comunidad universitaria y también en la sociedad.</text:p>
        </text:list-item>
        <text:list-item>
          <text:p text:style-name="P1">Incrementar el interés por la programación en nuestra comunidad, la apertura del código y la adopción de licencias libres para su distribución.</text:p>
        </text:list-item>
        <text:list-item>
          <text:p text:style-name="P1">Fomentar el uso del software libre como modelo tecnológico y cultural.</text:p>
        </text:list-item>
        <text:list-item>
          <text:p text:style-name="P1">Facilitar la inclusión digital y fortalecer la adopción del software libre y los valores inherentes.</text:p>
        </text:list-item>
        <text:list-item>
          <text:p text:style-name="P1">Compartir, documentar y publicar las soluciones informáticas propias como presupuesto de nuestra autonomía tecnológica.</text:p>
        </text:list-item>
        <text:list-item>
          <text:p text:style-name="P1">Institucionalizar y enmarcar nuestros desarrollos informáticos para integrarlos en la comunidad universitaria y democratizar su acceso y desarrollo, sin descuidar nuestros intereses y prioridad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